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SpaceMono_Nerd_Font_4.ttf" manifest:media-type="application/x-font-ttf"/>
  <manifest:file-entry manifest:full-path="Fonts/Font_SpaceMono_Nerd_Font_3.ttf" manifest:media-type="application/x-font-ttf"/>
  <manifest:file-entry manifest:full-path="Fonts/Font_Fira_Sans_4.ttf" manifest:media-type="application/x-font-ttf"/>
  <manifest:file-entry manifest:full-path="Fonts/Font_SpaceMono_Nerd_Font_2.ttf" manifest:media-type="application/x-font-ttf"/>
  <manifest:file-entry manifest:full-path="Fonts/Font_Fira_Sans_3.ttf" manifest:media-type="application/x-font-ttf"/>
  <manifest:file-entry manifest:full-path="Fonts/Font_SpaceMono_Nerd_Font_1.ttf" manifest:media-type="application/x-font-ttf"/>
  <manifest:file-entry manifest:full-path="Fonts/Font_Fira_Sans_2.ttf" manifest:media-type="application/x-font-ttf"/>
  <manifest:file-entry manifest:full-path="Fonts/Font_Fira_Sans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ira Sans" svg:font-family="'Fira Sans'"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Fira Sans1" svg:font-family="'Fira Sans'" style:font-adornments="Regular"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Lucida Sans Unicode" svg:font-family="'Lucida Sans Unicode'" style:font-family-generic="system" style:font-pitch="variable"/>
    <style:font-face style:name="SpaceMono Nerd Font" svg:font-family="'SpaceMono Nerd Font'" style:font-adornments="Regular" style:font-pitch="fixed">
      <svg:font-face-src>
        <svg:font-face-uri xlink:href="Fonts/Font_SpaceMono_Nerd_Font_1.ttf" xlink:type="simple" loext:font-style="normal" loext:font-weight="normal">
          <svg:font-face-format svg:string="truetype"/>
        </svg:font-face-uri>
        <svg:font-face-uri xlink:href="Fonts/Font_SpaceMono_Nerd_Font_2.ttf" xlink:type="simple" loext:font-style="normal" loext:font-weight="bold">
          <svg:font-face-format svg:string="truetype"/>
        </svg:font-face-uri>
        <svg:font-face-uri xlink:href="Fonts/Font_SpaceMono_Nerd_Font_3.ttf" xlink:type="simple" loext:font-style="italic" loext:font-weight="normal">
          <svg:font-face-format svg:string="truetype"/>
        </svg:font-face-uri>
        <svg:font-face-uri xlink:href="Fonts/Font_SpaceMono_Nerd_Font_4.ttf" xlink:type="simple" loext:font-style="italic" loext:font-weight="bold">
          <svg:font-face-format svg:string="truetype"/>
        </svg:font-face-uri>
      </svg:font-face-src>
    </style:font-fac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master-page-name="">
      <loext:graphic-properties draw:fill="none"/>
      <style:paragraph-properties fo:margin-left="0in" fo:margin-right="0in" fo:margin-top="0.0598in" fo:margin-bottom="0.0598in" style:contextual-spacing="false" fo:text-indent="0in" style:auto-text-indent="false" style:page-number="auto" fo:background-color="transparent"/>
      <style:text-properties style:font-name="Fira Sans" officeooo:paragraph-rsid="0017daa7"/>
    </style:style>
    <style:style style:name="P2" style:family="paragraph" style:parent-style-name="First_20_paragraph">
      <style:paragraph-properties fo:margin-left="0in" fo:margin-right="0in" fo:text-indent="0in" style:auto-text-indent="false"/>
      <style:text-properties style:font-name="Fira Sans" officeooo:paragraph-rsid="0017daa7"/>
    </style:style>
    <style:style style:name="P3" style:family="paragraph" style:parent-style-name="First_20_paragraph">
      <style:paragraph-properties fo:margin-left="0in" fo:margin-right="0in" fo:text-indent="0in" style:auto-text-indent="false"/>
      <style:text-properties style:font-name="Fira Sans" officeooo:paragraph-rsid="001a6aa6"/>
    </style:style>
    <style:style style:name="P4" style:family="paragraph" style:parent-style-name="First_20_paragraph">
      <style:paragraph-properties fo:margin-left="0in" fo:margin-right="0in" fo:text-indent="0in" style:auto-text-indent="false"/>
      <style:text-properties style:font-name="Fira Sans" officeooo:paragraph-rsid="001d91c0"/>
    </style:style>
    <style:style style:name="P5" style:family="paragraph" style:parent-style-name="Text_20_body">
      <style:paragraph-properties fo:margin-left="0in" fo:margin-right="0in" fo:text-indent="0in" style:auto-text-indent="false"/>
      <style:text-properties style:font-name="Fira Sans" officeooo:paragraph-rsid="001d91c0"/>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officeooo:paragraph-rsid="0017daa7"/>
    </style:style>
    <style:style style:name="P8" style:family="paragraph" style:parent-style-name="First_20_paragraph">
      <style:paragraph-properties fo:margin-left="0in" fo:margin-right="0in" fo:text-indent="0in" style:auto-text-indent="false"/>
      <style:text-properties officeooo:paragraph-rsid="001b3820"/>
    </style:style>
    <style:style style:name="P9" style:family="paragraph" style:parent-style-name="Text_20_body">
      <style:text-properties officeooo:rsid="001bd123" officeooo:paragraph-rsid="001bd123"/>
    </style:style>
    <style:style style:name="P10" style:family="paragraph" style:parent-style-name="Text_20_body">
      <style:text-properties officeooo:rsid="00205050" officeooo:paragraph-rsid="00205050"/>
    </style:style>
    <style:style style:name="P11" style:family="paragraph" style:parent-style-name="First_20_paragraph">
      <style:paragraph-properties fo:margin-left="0in" fo:margin-right="0in" fo:text-indent="0in" style:auto-text-indent="false"/>
      <style:text-properties style:font-name="Fira Sans" officeooo:paragraph-rsid="0017daa7"/>
    </style:style>
    <style:style style:name="P12" style:family="paragraph" style:parent-style-name="First_20_paragraph">
      <style:paragraph-properties fo:margin-left="0in" fo:margin-right="0in" fo:text-indent="0in" style:auto-text-indent="false"/>
      <style:text-properties style:font-name="Fira Sans" officeooo:paragraph-rsid="0023ca60"/>
    </style:style>
    <style:style style:name="P13" style:family="paragraph" style:parent-style-name="Heading_20_1">
      <style:paragraph-properties fo:margin-left="0in" fo:margin-right="0in" fo:text-indent="0in" style:auto-text-indent="false"/>
    </style:style>
    <style:style style:name="P14" style:family="paragraph" style:parent-style-name="Heading_20_1">
      <style:paragraph-properties fo:margin-left="0in" fo:margin-right="0in" fo:text-indent="0in" style:auto-text-indent="false" fo:break-before="page"/>
    </style:style>
    <style:style style:name="P15" style:family="paragraph" style:parent-style-name="Heading_20_1">
      <style:paragraph-properties fo:break-before="page"/>
      <style:text-properties officeooo:rsid="001bd123" officeooo:paragraph-rsid="001bd123"/>
    </style:style>
    <style:style style:name="P16" style:family="paragraph" style:parent-style-name="Heading_20_1">
      <style:paragraph-properties fo:break-before="page"/>
      <style:text-properties officeooo:rsid="001f7896" officeooo:paragraph-rsid="001f7896"/>
    </style:style>
    <style:style style:name="P17" style:family="paragraph" style:parent-style-name="Heading_20_2">
      <style:paragraph-properties fo:margin-left="0in" fo:margin-right="0in" fo:text-indent="0in" style:auto-text-indent="false"/>
    </style:style>
    <style:style style:name="P18" style:family="paragraph" style:parent-style-name="Heading_20_2">
      <style:text-properties officeooo:rsid="001d91c0" officeooo:paragraph-rsid="001d91c0"/>
    </style:style>
    <style:style style:name="P19" style:family="paragraph" style:parent-style-name="Heading_20_2">
      <style:text-properties officeooo:rsid="0023ca60" officeooo:paragraph-rsid="0023ca60"/>
    </style:style>
    <style:style style:name="P20" style:family="paragraph" style:parent-style-name="Heading_20_2">
      <style:text-properties fo:font-style="italic" officeooo:rsid="0023ca60" officeooo:paragraph-rsid="0023ca60" style:font-style-asian="italic" style:font-style-complex="italic"/>
    </style:style>
    <style:style style:name="P21" style:family="paragraph" style:parent-style-name="Heading_20_3" style:master-page-name="First_20_Page">
      <style:paragraph-properties fo:margin-left="0in" fo:margin-right="0in" fo:text-indent="0in" style:auto-text-indent="false" style:page-number="auto"/>
      <style:text-properties fo:color="#ff5555" loext:opacity="100%"/>
    </style:style>
    <style:style style:name="P22" style:family="paragraph" style:parent-style-name="Text_20_body">
      <style:text-properties officeooo:rsid="00205050" officeooo:paragraph-rsid="00205050"/>
    </style:style>
    <style:style style:name="P23" style:family="paragraph" style:parent-style-name="Text_20_body">
      <style:paragraph-properties fo:margin-left="0in" fo:margin-right="0in" fo:text-indent="0in" style:auto-text-indent="false"/>
      <style:text-properties style:font-name="Fira Sans" officeooo:paragraph-rsid="0023ca60"/>
    </style:style>
    <style:style style:name="P24" style:family="paragraph" style:parent-style-name="Text_20_body">
      <style:paragraph-properties fo:margin-left="0in" fo:margin-right="0in" fo:text-indent="0in" style:auto-text-indent="false" fo:break-before="page"/>
      <style:text-properties style:font-name="Fira Sans" officeooo:paragraph-rsid="0023ca60"/>
    </style:style>
    <style:style style:name="T1" style:family="text">
      <style:text-properties officeooo:rsid="0017daa7"/>
    </style:style>
    <style:style style:name="T2" style:family="text">
      <style:text-properties officeooo:rsid="00185120"/>
    </style:style>
    <style:style style:name="T3" style:family="text">
      <style:text-properties officeooo:rsid="001b3820"/>
    </style:style>
    <style:style style:name="T4" style:family="text">
      <style:text-properties style:font-name="Fira Sans"/>
    </style:style>
    <style:style style:name="T5" style:family="text">
      <style:text-properties style:font-name="Fira Sans" officeooo:rsid="001b3820"/>
    </style:style>
    <style:style style:name="T6" style:family="text">
      <style:text-properties officeooo:rsid="001d91c0"/>
    </style:style>
    <style:style style:name="T7" style:family="text">
      <style:text-properties officeooo:rsid="001f7896"/>
    </style:style>
    <style:style style:name="T8" style:family="text">
      <style:text-properties officeooo:rsid="00205050"/>
    </style:style>
    <style:style style:name="T9" style:family="text">
      <style:text-properties officeooo:rsid="0023ca60"/>
    </style:style>
    <style:style style:name="T10" style:family="text">
      <style:text-properties fo:font-style="italic" officeooo:rsid="0023ca60" style:font-style-asian="italic" style:font-style-complex="italic"/>
    </style:style>
    <style:style style:name="T11" style:family="text">
      <style:text-properties officeooo:rsid="002474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3"><text:bookmark-start text:name="note-if-you-plan-to-add-these-to-a-database-yourself-no-field-can-be-null.-for-fields-that-dont-need-anything-in-them-put-a-whitespace-character."/>Note: If you plan to add these to a database yourself, no field can be NULL. For fields that don’t need anything in them, put a whitespace character.<text:bookmark-end text:name="note-if-you-plan-to-add-these-to-a-database-yourself-no-field-can-be-null.-for-fields-that-dont-need-anything-in-them-put-a-whitespace-character."/> <text:span text:style-name="T2">Also replace all newlines with \r and all tabs with 4 spaces.</text:span></text:h>
      <text:h text:style-name="P13" text:outline-level="1"><text:bookmark-start text:name="introduction"/>1 – Introduction<text:bookmark-end text:name="introduction"/></text:h>
      <text:p text:style-name="P6">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ype done into the editor and press submit to move on. </text:p>
      <text:h text:style-name="P17" text:outline-level="2">Answer: </text:h>
      <text:p text:style-name="P2">done</text:p>
      <text:h text:style-name="P14" text:outline-level="1" text:is-list-header="true"><text:bookmark-start text:name="what-is-html"/>2 – What is HTML?<text:bookmark-end text:name="what-is-html"/></text:h>
      <text:p text:style-name="P2">HTML allows you to define parts of a website, but it can only do so much. In later lessons we will learn how to style HTML so you can make your website look how you want it to, but for now, the basics. The first thing we need to tell The Browser that we are using HTML5 with the &lt;DOCTYPE&gt; element. An element is what tells The Browser what you want to display. They start with &lt;elementname&gt; and end with &lt;/elementname&gt;, we call these tags. The first is the opening tag, and the second is the closing tag, but not all elements have a closing tag, like the &lt;DOCTYPE&gt; element. Speaking of the &lt;DOCTYPE&gt; element, it looks like this: &lt;!DOCTYPE html&gt; and shoud be put at the start of all files. Unless I tell you, assume all elements have an opening and closing tag. </text:p>
      <text:h text:style-name="P17" text:outline-level="2">Answer: </text:h>
      <text:p text:style-name="P2">&lt;!DOCTYPE html&gt;</text:p>
      <text:h text:style-name="P14" text:outline-level="1" text:is-list-header="true"><text:bookmark-start text:name="more-boilerplate"/>3 – More Boilerplate<text:bookmark-end text:name="more-boilerplate"/></text:h>
      <text:p text:style-name="P2">Unfortunately, &lt;DOCTYPE&gt; isn’t the only thing required in a document before we start seeing progress. We also need the following after the &lt;DOCTYPE&gt; element: &lt;html&gt; &lt;head&gt; &lt;/head&gt; &lt;body&gt; &lt;/body&gt; &lt;/html&gt; The html element tells The Browser where the actual code starts and ends. This is called boilerplate code, we need this because computers are dumb and need to be told exactly what to do. Programming Languages take care of most boilerplate code, but they can only do so much. The other elements will be explained in further detail when they are relevant, just know you need them. <text:s/></text:p>
      <text:h text:style-name="P17" text:outline-level="2">Code: </text:h>
      <text:p text:style-name="P2">&lt;!DOCTYPE html&gt; </text:p>
      <text:h text:style-name="P17" text:outline-level="2">Answer: </text:h>
      <text:p text:style-name="P2">&lt;!DOCTYPE html&gt; </text:p>
      <text:p text:style-name="P2">&lt;html&gt; </text:p>
      <text:p text:style-name="P2">&lt;head&gt; </text:p>
      <text:p text:style-name="P2">&lt;/head&gt; </text:p>
      <text:p text:style-name="P2">&lt;body&gt; </text:p>
      <text:p text:style-name="P2">&lt;/body&gt; </text:p>
      <text:p text:style-name="P2">&lt;/html&gt;</text:p>
      <text:h text:style-name="P14" text:outline-level="1" text:is-list-header="true"><text:bookmark-start text:name="name-it-with-a-title"/>4 – Name It With A Title<text:bookmark-end text:name="name-it-with-a-title"/></text:h>
      <text:p text:style-name="P2">As I said last lesson, the other elements will be explained in the next lessons and it is time for me to explain the &lt;head&gt; element. The &lt;head&gt; element contains metadata for your page including, the title. The &lt;title&gt; element lets you assign the title of the page. When you write a normal page, you will see the name of the tab change but not with my editor. Put &lt;title&gt;Dog Photos&lt;/title&gt; in between the &lt;head&gt; tags. </text:p>
      <text:h text:style-name="P17" text:outline-level="2">Code: </text:h>
      <text:p text:style-name="P2">&lt;!DOCTYPE html&gt; </text:p>
      <text:p text:style-name="P2">&lt;html&gt; </text:p>
      <text:p text:style-name="P2">&lt;head&gt; </text:p>
      <text:p text:style-name="P2">&lt;/head&gt; </text:p>
      <text:p text:style-name="P2">&lt;body&gt; </text:p>
      <text:p text:style-name="P2">&lt;/body&gt; </text:p>
      <text:p text:style-name="P2">&lt;/html&gt; </text:p>
      <text:h text:style-name="P17"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body&gt; </text:p>
      <text:p text:style-name="P2">&lt;/html&gt;</text:p>
      <text:h text:style-name="P14" text:outline-level="1" text:is-list-header="true"><text:bookmark-start text:name="now-some-content"/>5 – Now Some Content<text:bookmark-end text:name="now-some-content"/></text:h>
      <text:p text:style-name="P2">Time to start building the actual page. Although you could just type between the &lt;body&gt; tags, or even in a blank file, it doesn’t allow you to do much with the page. To add some content, we use a paragraph tag: &lt;p&gt;. Tags can contain text or other tags, as long as they have a closing tag. Between the &lt;body&gt; tags, add a paragraph containing: Dogs are great pets, here are some pictures of mine! </text:p>
      <text:h text:style-name="P17" text:outline-level="2">Code: </text:h>
      <text:p text:style-name="P7">&lt;!DOCTYPE html&gt; </text:p>
      <text:p text:style-name="P7">&lt;html&gt; </text:p>
      <text:p text:style-name="P7">&lt;head&gt; </text:p>
      <text:p text:style-name="P7">&lt;title&gt;Dog Photos&lt;/title&gt; </text:p>
      <text:p text:style-name="P7">&lt;/head&gt; </text:p>
      <text:p text:style-name="P7">&lt;body&gt; </text:p>
      <text:p text:style-name="P7">&lt;/body&gt; </text:p>
      <text:p text:style-name="P7">&lt;/html&gt; </text:p>
      <text:h text:style-name="P17"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p&gt;Dogs are great pets, here are some pictures of mine!&lt;/p&gt; </text:p>
      <text:p text:style-name="P2">&lt;/body&gt; </text:p>
      <text:p text:style-name="P2">&lt;/html&gt;</text:p>
      <text:h text:style-name="P14" text:outline-level="1" text:is-list-header="true"><text:bookmark-start text:name="headers"/>6 – Headers<text:bookmark-end text:name="headers"/></text:h>
      <text:p text:style-name="P2">I realized that I haven’t explained the &lt;body&gt; element yet. It’s very simple, that’s where your content goes. Anyway…Headers, the visual organization of your content. We have six levels, &lt;h1&gt; through &lt;h6&gt;. The lower the number, the bigger the text and the higher level header. &lt;h1&gt; is a title header and each below it level gives you more organization for your page. All except the lowest 2 or 3 levels, they are the same size as, or smaller than, the &lt;p&gt; text. <text:span text:style-name="T1">L</text:span>et’s add <text:span text:style-name="T1">an &lt;h1&gt;</text:span> before &lt;p&gt; that’s the same as the page title. </text:p>
      <text:h text:style-name="P17"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p&gt;Dogs are great pets, here are some pictures of mine!&lt;/p&gt; </text:p>
      <text:p text:style-name="P2">&lt;/body&gt; </text:p>
      <text:p text:style-name="P2">&lt;/html&gt; </text:p>
      <text:h text:style-name="P17"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body&gt; </text:p>
      <text:p text:style-name="P1">&lt;/html&gt;</text:p>
      <text:h text:style-name="P14" text:outline-level="1" text:is-list-header="true"><text:bookmark-start text:name="more-headers"/>7 – More Headers<text:bookmark-end text:name="more-headers"/></text:h>
      <text:p text:style-name="P2"><text:span text:style-name="T2">To prepare for the next lesson</text:span>, lets add a section for photos using a &lt;h2&gt; element with the text: Photos </text:p>
      <text:h text:style-name="P17"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body&gt; </text:p>
      <text:p text:style-name="P2">&lt;/html&gt; </text:p>
      <text:h text:style-name="P17"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body&gt; </text:p>
      <text:p text:style-name="P2">&lt;/html&gt;</text:p>
      <text:h text:style-name="P14" text:outline-level="1" text:is-list-header="true"><text:bookmark-start text:name="finally-some-dog-pictures"/>8 - Finally, Some Dog Pictures<text:bookmark-end text:name="finally-some-dog-pictures"/></text:h>
      <text:p text:style-name="P2">Ok, time to add some photos. To add an image, you need an element. This is one of them tags that don’t close, so keep that in mind. Also time to introduce you to my good friend, the attribute. Attributes are very helpful and there are many of them, some are only good for certain elements while others can be used for all. Attributes go inside the opening tag of an element after the element name and are set equal to some value: &lt;some-element some-attribute=“some-value”&gt;. The attribute we need for images is src. Inside the quotes, we put the filename or url to the image. Make an element after the Photos header with the src value set to: Jed.png </text:p>
      <text:h text:style-name="P17"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body&gt; </text:p>
      <text:p text:style-name="P2">&lt;/html&gt; </text:p>
      <text:h text:style-name="P17"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8"><text:span text:style-name="T4">&lt;img src=</text:span><text:span text:style-name="T5">"</text:span><text:span text:style-name="T4">Jed.png</text:span><text:span text:style-name="T5">"</text:span><text:span text:style-name="T4">&gt; </text:span></text:p>
      <text:p text:style-name="P2">&lt;/body&gt; </text:p>
      <text:p text:style-name="P2">&lt;/html&gt;</text:p>
      <text:h text:style-name="P14" text:outline-level="1" text:is-list-header="true"><text:bookmark-start text:name="another-attribute"/>9 - Another Attribute<text:bookmark-end text:name="another-attribute"/></text:h>
      <text:p text:style-name="P2">The src attribute isn’t the only one we use when we make an , we also use an alt attribute. Although alt isn’t strictly required, it is helpful if an image doesn’t load or for people who need screen readers. It will only be shown for images that don’t load. To add an alt attribute, type a space after the src attribute and add it like any other attribute. The text will be: A picture of Jed </text:p>
      <text:h text:style-name="P17"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img src=<text:span text:style-name="T3">"</text:span>Jed.png<text:span text:style-name="T3">"</text:span>&gt; </text:p>
      <text:p text:style-name="P2">&lt;/body&gt; </text:p>
      <text:p text:style-name="P2">&lt;/html&gt; </text:p>
      <text:h text:style-name="P17" text:outline-level="2">Answer: </text:h>
      <text:p text:style-name="P3">&lt;!DOCTYPE html&gt;</text:p>
      <text:p text:style-name="P3">&lt;html&gt; </text:p>
      <text:p text:style-name="P2">&lt;head&gt;</text:p>
      <text:p text:style-name="P2">&lt;title&gt;Dog Photos&lt;/title&gt;</text:p>
      <text:p text:style-name="P2">&lt;/head&gt;</text:p>
      <text:p text:style-name="P2">&lt;body&gt;</text:p>
      <text:p text:style-name="P2">&lt;h1&gt;Dog Photos&lt;/h1&gt;</text:p>
      <text:p text:style-name="P2">&lt;p&gt;Dogs are great pets, here are some pictures of mine!&lt;/p&gt;</text:p>
      <text:p text:style-name="P2">&lt;h2&gt;Photos&lt;/h2&gt;</text:p>
      <text:p text:style-name="P2">&lt;img src=<text:span text:style-name="T3">"J</text:span>ed.png<text:span text:style-name="T3">"</text:span> alt=<text:span text:style-name="T3">"</text:span>A picture of Jed<text:span text:style-name="T3">"</text:span>&gt;</text:p>
      <text:p text:style-name="P2">&lt;/body&gt;</text:p>
      <text:p text:style-name="P2">&lt;/html&gt;</text:p>
      <text:h text:style-name="P15" text:outline-level="1">1<text:span text:style-name="T7">0</text:span> – More Dogs</text:h>
      <text:p text:style-name="P9">As an site that shows people pictures of dogs, we don't have enough pictures yet. Good thing I have more dogs! So for this one, copy Jed's img element for each name and just replace it with the following: Rover, Layla, Deisel. One name for each element, just so we're clear, <text:span text:style-name="T6">a</text:span>lso in that order. <text:span text:style-name="T6">Remember, copy and paste is ok, whatever tricks you can find to save time is good as long as they don't reduce quality.</text:span></text:p>
      <text:h text:style-name="P18" text:outline-level="2">Code:</text:h>
      <text:p text:style-name="P4">&lt;!DOCTYPE html&gt;</text:p>
      <text:p text:style-name="P4">&lt;html&gt; </text:p>
      <text:p text:style-name="P4">&lt;head&gt;</text:p>
      <text:p text:style-name="P4">&lt;title&gt;Dog Photos&lt;/title&gt;</text:p>
      <text:p text:style-name="P4">&lt;/head&gt;</text:p>
      <text:p text:style-name="P4">&lt;body&gt;</text:p>
      <text:p text:style-name="P4">&lt;h1&gt;Dog Photos&lt;/h1&gt;</text:p>
      <text:p text:style-name="P4">&lt;p&gt;Dogs are great pets, here are some pictures of mine!&lt;/p&gt;</text:p>
      <text:p text:style-name="P4">&lt;h2&gt;Photos&lt;/h2&gt;</text:p>
      <text:p text:style-name="P4">&lt;img src=<text:span text:style-name="T3">"J</text:span>ed.png<text:span text:style-name="T3">"</text:span> alt=<text:span text:style-name="T3">"</text:span>A picture of Jed<text:span text:style-name="T3">"</text:span>&gt;</text:p>
      <text:p text:style-name="P4">&lt;/body&gt;</text:p>
      <text:p text:style-name="P4">&lt;/html&gt;</text:p>
      <text:h text:style-name="P18" text:outline-level="2">Answer:</text:h>
      <text:p text:style-name="P4">&lt;!DOCTYPE html&gt;</text:p>
      <text:p text:style-name="P4">&lt;html&gt; </text:p>
      <text:p text:style-name="P4">&lt;head&gt;</text:p>
      <text:p text:style-name="P4">&lt;title&gt;Dog Photos&lt;/title&gt;</text:p>
      <text:p text:style-name="P4">&lt;/head&gt;</text:p>
      <text:p text:style-name="P4">&lt;body&gt;</text:p>
      <text:p text:style-name="P4">&lt;h1&gt;Dog Photos&lt;/h1&gt;</text:p>
      <text:p text:style-name="P4">&lt;p&gt;Dogs are great pets, here are some pictures of mine!&lt;/p&gt;</text:p>
      <text:p text:style-name="P4">&lt;h2&gt;Photos&lt;/h2&gt;</text:p>
      <text:p text:style-name="P4">&lt;img src=<text:span text:style-name="T3">"J</text:span>ed.png<text:span text:style-name="T3">"</text:span> alt=<text:span text:style-name="T3">"</text:span>A picture of Jed<text:span text:style-name="T3">"</text:span>&gt;</text:p>
      <text:p text:style-name="P5">&lt;img src=<text:span text:style-name="T3">"</text:span><text:span text:style-name="T6">Rover</text:span>.png<text:span text:style-name="T3">"</text:span> alt=<text:span text:style-name="T3">"</text:span>A picture of <text:span text:style-name="T6">Rover</text:span><text:span text:style-name="T3">"</text:span>&gt;</text:p>
      <text:p text:style-name="P5">&lt;img src=<text:span text:style-name="T3">"</text:span><text:span text:style-name="T6">Layla</text:span>.png<text:span text:style-name="T3">"</text:span> alt=<text:span text:style-name="T3">"</text:span>A picture of <text:span text:style-name="T6">Layla</text:span><text:span text:style-name="T3">"</text:span>&gt;</text:p>
      <text:p text:style-name="P5"><text:soft-page-break/>&lt;img src=<text:span text:style-name="T3">"</text:span><text:span text:style-name="T6">Deisel</text:span>.png<text:span text:style-name="T3">"</text:span> alt=<text:span text:style-name="T3">"</text:span>A picture of <text:span text:style-name="T6">Deisel</text:span><text:span text:style-name="T3">"</text:span>&gt;</text:p>
      <text:p text:style-name="P4">&lt;/body&gt;</text:p>
      <text:p text:style-name="P4">&lt;/html&gt;</text:p>
      <text:h text:style-name="P16" text:outline-level="1">11 – <text:span text:style-name="T8">Dog </text:span><text:span text:style-name="T11">Names</text:span></text:h>
      <text:p text:style-name="P10">We have our dogs, but how will people know their names? We will add a caption using a figure and figcapture element. Remember when I said that some elements contain other elements, we call this wrapping, well the figure element wraps an img element and a figcaption element like this:</text:p>
      <text:p text:style-name="P10">&lt;figure&gt;</text:p>
      <text:p text:style-name="P10"><text:tab/>&lt;img src="Image.png" alt="Some Image"&gt;</text:p>
      <text:p text:style-name="P10"><text:tab/>&lt;figcaption&gt;Some Image&lt;/figcaption&gt;</text:p>
      <text:p text:style-name="P10">&lt;/figure&gt;</text:p>
      <text:p text:style-name="P10">Make that same structure for each image putting the name of each dog in the figcaption element.</text:p>
      <text:h text:style-name="P20" text:outline-level="2">Code:</text:h>
      <text:p text:style-name="P12">&lt;!DOCTYPE html&gt;</text:p>
      <text:p text:style-name="P12">&lt;html&gt; </text:p>
      <text:p text:style-name="P12">&lt;head&gt;</text:p>
      <text:p text:style-name="P12">&lt;title&gt;Dog Photos&lt;/title&gt;</text:p>
      <text:p text:style-name="P12">&lt;/head&gt;</text:p>
      <text:p text:style-name="P12">&lt;body&gt;</text:p>
      <text:p text:style-name="P12">&lt;h1&gt;Dog Photos&lt;/h1&gt;</text:p>
      <text:p text:style-name="P12">&lt;p&gt;Dogs are great pets, here are some pictures of mine!&lt;/p&gt;</text:p>
      <text:p text:style-name="P12">&lt;h2&gt;Photos&lt;/h2&gt;</text:p>
      <text:p text:style-name="P12">&lt;img src=<text:span text:style-name="T3">"J</text:span>ed.png<text:span text:style-name="T3">"</text:span> alt=<text:span text:style-name="T3">"</text:span>A picture of Jed<text:span text:style-name="T3">"</text:span>&gt;</text:p>
      <text:p text:style-name="P23">&lt;img src=<text:span text:style-name="T3">"</text:span><text:span text:style-name="T6">Rover</text:span>.png<text:span text:style-name="T3">"</text:span> alt=<text:span text:style-name="T3">"</text:span>A picture of <text:span text:style-name="T6">Rover</text:span><text:span text:style-name="T3">"</text:span>&gt;</text:p>
      <text:p text:style-name="P23">&lt;img src=<text:span text:style-name="T3">"</text:span><text:span text:style-name="T6">Layla</text:span>.png<text:span text:style-name="T3">"</text:span> alt=<text:span text:style-name="T3">"</text:span>A picture of <text:span text:style-name="T6">Layla</text:span><text:span text:style-name="T3">"</text:span>&gt;</text:p>
      <text:p text:style-name="P23">&lt;img src=<text:span text:style-name="T3">"</text:span><text:span text:style-name="T6">Deisel</text:span>.png<text:span text:style-name="T3">"</text:span> alt=<text:span text:style-name="T3">"</text:span>A picture of <text:span text:style-name="T6">Deisel</text:span><text:span text:style-name="T3">"</text:span>&gt;</text:p>
      <text:p text:style-name="P12">&lt;/body&gt;</text:p>
      <text:p text:style-name="P12"><text:span text:style-name="T10">&lt;/html&gt;</text:span></text:p>
      <text:h text:style-name="P19" text:outline-level="2">Answer:</text:h>
      <text:p text:style-name="P12">&lt;!DOCTYPE html&gt;</text:p>
      <text:p text:style-name="P12">&lt;html&gt; </text:p>
      <text:p text:style-name="P12">&lt;head&gt;</text:p>
      <text:p text:style-name="P12">&lt;title&gt;Dog Photos&lt;/title&gt;</text:p>
      <text:p text:style-name="P12">&lt;/head&gt;</text:p>
      <text:p text:style-name="P12"><text:soft-page-break/>&lt;body&gt;</text:p>
      <text:p text:style-name="P12">&lt;h1&gt;Dog Photos&lt;/h1&gt;</text:p>
      <text:p text:style-name="P12">&lt;p&gt;Dogs are great pets, here are some pictures of mine!&lt;/p&gt;</text:p>
      <text:p text:style-name="P12">&lt;h2&gt;Photos&lt;/h2&gt;</text:p>
      <text:p text:style-name="P23">&lt;<text:span text:style-name="T9">figure&gt;</text:span></text:p>
      <text:p text:style-name="P12">&lt;img src=<text:span text:style-name="T3">"J</text:span>ed.png<text:span text:style-name="T3">"</text:span> alt=<text:span text:style-name="T3">"</text:span>A picture of Jed<text:span text:style-name="T3">"</text:span>&gt;</text:p>
      <text:p text:style-name="P23">&lt;<text:span text:style-name="T9">figcaption&gt;Jed&lt;/figcaption&gt;</text:span></text:p>
      <text:p text:style-name="P23">&lt;/<text:span text:style-name="T9">figure&gt;</text:span></text:p>
      <text:p text:style-name="P23">&lt;<text:span text:style-name="T9">figure&gt;</text:span></text:p>
      <text:p text:style-name="P23">&lt;img src=<text:span text:style-name="T3">"</text:span><text:span text:style-name="T6">Rover</text:span>.png<text:span text:style-name="T3">"</text:span> alt=<text:span text:style-name="T3">"</text:span>A picture of <text:span text:style-name="T6">Rover</text:span><text:span text:style-name="T3">"</text:span>&gt;</text:p>
      <text:p text:style-name="P23">&lt;<text:span text:style-name="T9">figcaption&gt;Rover&lt;/figcaption&gt;</text:span></text:p>
      <text:p text:style-name="P23">&lt;/<text:span text:style-name="T9">figure&gt;</text:span></text:p>
      <text:p text:style-name="P23">&lt;<text:span text:style-name="T9">figure&gt;</text:span></text:p>
      <text:p text:style-name="P23">&lt;img src=<text:span text:style-name="T3">"</text:span><text:span text:style-name="T6">Layla</text:span>.png<text:span text:style-name="T3">"</text:span> alt=<text:span text:style-name="T3">"</text:span>A picture of <text:span text:style-name="T6">Layla</text:span><text:span text:style-name="T3">"</text:span>&gt;</text:p>
      <text:p text:style-name="P23">&lt;<text:span text:style-name="T9">figcaption&gt;Layla&lt;/figcaption&gt;</text:span></text:p>
      <text:p text:style-name="P23">&lt;/<text:span text:style-name="T9">figure&gt;</text:span></text:p>
      <text:p text:style-name="P23">&lt;<text:span text:style-name="T9">figure&gt;</text:span></text:p>
      <text:p text:style-name="P23">&lt;img src=<text:span text:style-name="T3">"</text:span><text:span text:style-name="T6">Deisel</text:span>.png<text:span text:style-name="T3">"</text:span> alt=<text:span text:style-name="T3">"</text:span>A picture of <text:span text:style-name="T6">Deisel</text:span><text:span text:style-name="T3">"</text:span>&gt;</text:p>
      <text:p text:style-name="P23">&lt;<text:span text:style-name="T9">figcaption&gt;Deisel&lt;/figcaption&gt;</text:span></text:p>
      <text:p text:style-name="P23">&lt;/<text:span text:style-name="T9">figure&gt;</text:span></text:p>
      <text:p text:style-name="P12">&lt;/body&gt;</text:p>
      <text:p text:style-name="P12">&lt;/html&gt;</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ira Sans" svg:font-family="'Fira Sans'" style:font-family-generic="swiss" style:font-pitch="variable"/>
    <style:font-face style:name="Fira Sans1" svg:font-family="'Fira Sans'" style:font-adornments="Regular" style:font-family-generic="swiss" style:font-pitch="variable"/>
    <style:font-face style:name="Lucida Sans Unicode" svg:font-family="'Lucida Sans Unicode'" style:font-family-generic="system" style:font-pitch="variable"/>
    <style:font-face style:name="SpaceMono Nerd Font" svg:font-family="'SpaceMono Nerd Font'"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fo:font-family="'SpaceMono Nerd Font'" style:font-style-name="Regular" style:font-pitch="fixed"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text-properties style:font-name="Fira Sans1" fo:font-family="'Fira Sans'"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 style:print-orientation="portrait"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opacity="100%"/>
    </style:style>
  </office:automatic-styles>
  <office:master-styles>
    <style:master-page style:name="Standard" style:page-layout-name="Mpm1" draw:style-name="Mdp1" style:next-style-name="HTML"/>
    <style:master-page style:name="Endnote" style:page-layout-name="Mpm2" draw:style-name="Mdp1"/>
    <style:master-page style:name="Envelope" style:page-layout-name="Mpm3" draw:style-name="Mdp1"/>
    <style:master-page style:name="First_20_Page" style:display-name="First Page" style:page-layout-name="Mpm4" draw:style-name="Mdp1" style:next-style-name="Standard"/>
    <style:master-page style:name="HTML" style:page-layout-name="Mpm5" draw:style-name="Mdp2"/>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creation-date>2022-11-19T21:27:52Z</meta:creation-date>
    <dc:date>2022-11-30T20:44:31.377896709</dc:date>
    <meta:editing-cycles>14</meta:editing-cycles>
    <meta:editing-duration>PT6H19M47S</meta:editing-duration>
    <meta:document-statistic meta:table-count="0" meta:image-count="0" meta:object-count="0" meta:page-count="14" meta:paragraph-count="246" meta:word-count="1472" meta:character-count="9124" meta:non-whitespace-character-count="7747"/>
  </office:meta>
</office:document-meta>
</file>